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16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22" style:family="table-cell" style:parent-style-name="Default">
      <style:table-cell-properties fo:border-bottom="1.5pt solid #000000" fo:background-color="#00a933" fo:border-left="none" fo:border-right="1.5pt solid #000000" fo:border-top="none"/>
    </style:style>
    <style:style style:name="ce23" style:family="table-cell" style:parent-style-name="Default" style:data-style-name="N100">
      <style:table-cell-properties fo:border-bottom="none" fo:background-color="#00a933" fo:border-left="1.5pt solid #000000" fo:border-right="none" fo:border-top="none"/>
    </style:style>
    <style:style style:name="ce24" style:family="table-cell" style:parent-style-name="Default" style:data-style-name="N100">
      <style:table-cell-properties fo:background-color="#00a933"/>
    </style:style>
    <style:style style:name="ce25" style:family="table-cell" style:parent-style-name="Default" style:data-style-name="N100">
      <style:table-cell-properties fo:border-bottom="none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_METRIC__gscv_attr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44" table:default-cell-style-name="Default"/>
        <table:table-column table:style-name="co2" table:number-columns-repeated="979" table:default-cell-style-name="Default"/>
        <table:table-row table:style-name="ro1">
          <table:table-cell/>
          <table:table-cell table:style-name="ce2" office:value-type="string" calcext:value-type="string">
            <text:p>sklearn_refit_False_post_init</text:p>
          </table:table-cell>
          <table:table-cell table:style-name="ce5" office:value-type="string" calcext:value-type="string">
            <text:p>dask_refit_False_post_init</text:p>
          </table:table-cell>
          <table:table-cell table:style-name="ce5" office:value-type="string" calcext:value-type="string">
            <text:p>gstcv_sklearn_refit_False_post_init</text:p>
          </table:table-cell>
          <table:table-cell table:style-name="ce7" office:value-type="string" calcext:value-type="string">
            <text:p>gstcv_dask_refit_False_post_init</text:p>
          </table:table-cell>
          <table:table-cell table:style-name="ce2" office:value-type="string" calcext:value-type="string">
            <text:p>sklearn_refit_balanced_accuracy_post_init</text:p>
          </table:table-cell>
          <table:table-cell table:style-name="ce5" office:value-type="string" calcext:value-type="string">
            <text:p>dask_refit_balanced_accuracy_post_init</text:p>
          </table:table-cell>
          <table:table-cell table:style-name="ce5" office:value-type="string" calcext:value-type="string">
            <text:p>gstcv_sklearn_refit_balanced_accuracy_post_init</text:p>
          </table:table-cell>
          <table:table-cell table:style-name="ce7" office:value-type="string" calcext:value-type="string">
            <text:p>gstcv_dask_refit_balanced_accuracy_post_init</text:p>
          </table:table-cell>
          <table:table-cell table:style-name="ce2" office:value-type="string" calcext:value-type="string">
            <text:p>sklearn_refit_refit_fxn_post_init</text:p>
          </table:table-cell>
          <table:table-cell table:style-name="ce5" office:value-type="string" calcext:value-type="string">
            <text:p>dask_refit_refit_fxn_post_init</text:p>
          </table:table-cell>
          <table:table-cell table:style-name="ce5" office:value-type="string" calcext:value-type="string">
            <text:p>gstcv_sklearn_refit_refit_fxn_post_init</text:p>
          </table:table-cell>
          <table:table-cell table:style-name="ce7" office:value-type="string" calcext:value-type="string">
            <text:p>gstcv_dask_refit_refit_fxn_post_init</text:p>
          </table:table-cell>
          <table:table-cell table:style-name="ce2" office:value-type="string" calcext:value-type="string">
            <text:p>sklearn_refit_False_post_fit</text:p>
          </table:table-cell>
          <table:table-cell table:style-name="ce5" office:value-type="string" calcext:value-type="string">
            <text:p>dask_refit_False_post_fit</text:p>
          </table:table-cell>
          <table:table-cell table:style-name="ce5" office:value-type="string" calcext:value-type="string">
            <text:p>gstcv_sklearn_refit_False_post_fit</text:p>
          </table:table-cell>
          <table:table-cell table:style-name="ce7" office:value-type="string" calcext:value-type="string">
            <text:p>gstcv_dask_refit_False_post_fit</text:p>
          </table:table-cell>
          <table:table-cell table:style-name="ce2" office:value-type="string" calcext:value-type="string">
            <text:p>sklearn_refit_balanced_accuracy_post_fit</text:p>
          </table:table-cell>
          <table:table-cell table:style-name="ce5" office:value-type="string" calcext:value-type="string">
            <text:p>dask_refit_balanced_accuracy_post_fit</text:p>
          </table:table-cell>
          <table:table-cell table:style-name="ce5" office:value-type="string" calcext:value-type="string">
            <text:p>gstcv_sklearn_refit_balanced_accuracy_post_fit</text:p>
          </table:table-cell>
          <table:table-cell table:style-name="ce7" office:value-type="string" calcext:value-type="string">
            <text:p>gstcv_dask_refit_balanced_accuracy_post_fit</text:p>
          </table:table-cell>
          <table:table-cell table:style-name="ce2" office:value-type="string" calcext:value-type="string">
            <text:p>sklearn_refit_refit_fxn_post_fit</text:p>
          </table:table-cell>
          <table:table-cell table:style-name="ce5" office:value-type="string" calcext:value-type="string">
            <text:p>dask_refit_refit_fxn_post_fit</text:p>
          </table:table-cell>
          <table:table-cell table:style-name="ce5" office:value-type="string" calcext:value-type="string">
            <text:p>gstcv_sklearn_refit_refit_fxn_post_fit</text:p>
          </table:table-cell>
          <table:table-cell table:style-name="ce7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cv_results_</text:p>
          </table:table-cell>
          <table:table-cell table:style-name="ce15" office:value-type="string" calcext:value-type="string">
            <text:p>'GridSearchCV' object has no attribute 'cv_results_'</text:p>
          </table:table-cell>
          <table:table-cell table:style-name="ce18" office:value-type="string" calcext:value-type="string">
            <text:p>'GridSearchCV' object has no attribute 'cv_results_'</text:p>
          </table:table-cell>
          <table:table-cell table:style-name="ce18" office:value-type="string" calcext:value-type="string">
            <text:p>'GridSearchThresholdCV' object has no attribute 'cv_results_'</text:p>
          </table:table-cell>
          <table:table-cell table:style-name="ce21" office:value-type="string" calcext:value-type="string">
            <text:p>'GridSearchThresholdCV' object has no attribute 'cv_results_'</text:p>
          </table:table-cell>
          <table:table-cell table:style-name="ce15" office:value-type="string" calcext:value-type="string">
            <text:p>'GridSearchCV' object has no attribute 'cv_results_'</text:p>
          </table:table-cell>
          <table:table-cell table:style-name="ce18" office:value-type="string" calcext:value-type="string">
            <text:p>'GridSearchCV' object has no attribute 'cv_results_'</text:p>
          </table:table-cell>
          <table:table-cell table:style-name="ce18" office:value-type="string" calcext:value-type="string">
            <text:p>'GridSearchThresholdCV' object has no attribute 'cv_results_'</text:p>
          </table:table-cell>
          <table:table-cell table:style-name="ce21" office:value-type="string" calcext:value-type="string">
            <text:p>'GridSearchThresholdCV' object has no attribute 'cv_results_'</text:p>
          </table:table-cell>
          <table:table-cell table:style-name="ce15" office:value-type="string" calcext:value-type="string">
            <text:p>'GridSearchCV' object has no attribute 'cv_results_'</text:p>
          </table:table-cell>
          <table:table-cell table:style-name="ce18" office:value-type="string" calcext:value-type="string">
            <text:p>'GridSearchCV' object has no attribute 'cv_results_'</text:p>
          </table:table-cell>
          <table:table-cell table:style-name="ce18" office:value-type="string" calcext:value-type="string">
            <text:p>'GridSearchThresholdCV' object has no attribute 'cv_results_'</text:p>
          </table:table-cell>
          <table:table-cell table:style-name="ce21" office:value-type="string" calcext:value-type="string">
            <text:p>'GridSearchThresholdCV' object has no attribute 'cv_results_'</text:p>
          </table:table-cell>
          <table:table-cell table:style-name="ce15" office:value-type="string" calcext:value-type="string">
            <text:p>{'C': 0.01}</text:p>
          </table:table-cell>
          <table:table-cell table:number-columns-repeated="2" table:style-name="ce18" office:value-type="string" calcext:value-type="string">
            <text:p>{'C': 0.01}</text:p>
          </table:table-cell>
          <table:table-cell table:style-name="ce21" office:value-type="string" calcext:value-type="string">
            <text:p>{'C': 0.01}</text:p>
          </table:table-cell>
          <table:table-cell table:style-name="ce15" office:value-type="string" calcext:value-type="string">
            <text:p>{'C': 0.01}</text:p>
          </table:table-cell>
          <table:table-cell table:number-columns-repeated="2" table:style-name="ce18" office:value-type="string" calcext:value-type="string">
            <text:p>{'C': 0.01}</text:p>
          </table:table-cell>
          <table:table-cell table:style-name="ce21" office:value-type="string" calcext:value-type="string">
            <text:p>{'C': 0.01}</text:p>
          </table:table-cell>
          <table:table-cell table:style-name="ce15" office:value-type="string" calcext:value-type="string">
            <text:p>{'C': 0.01}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string" calcext:value-type="string">
            <text:p>{'C': 0.01}</text:p>
          </table:table-cell>
          <table:table-cell table:style-name="ce21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estimator_</text:p>
          </table:table-cell>
          <table:table-cell table:style-name="ce15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ThresholdCV' object has no attribute 'best_estimator_'</text:p>
          </table:table-cell>
          <table:table-cell table:style-name="ce21" office:value-type="string" calcext:value-type="string">
            <text:p>'GridSearchThresholdCV' object has no attribute 'best_estimator_'</text:p>
          </table:table-cell>
          <table:table-cell table:style-name="ce15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ThresholdCV' object has no attribute 'best_estimator_'</text:p>
          </table:table-cell>
          <table:table-cell table:style-name="ce21" office:value-type="string" calcext:value-type="string">
            <text:p>'GridSearchThresholdCV' object has no attribute 'best_estimator_'</text:p>
          </table:table-cell>
          <table:table-cell table:style-name="ce15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ThresholdCV' object has no attribute 'best_estimator_'</text:p>
          </table:table-cell>
          <table:table-cell table:style-name="ce21" office:value-type="string" calcext:value-type="string">
            <text:p>'GridSearchThresholdCV' object has no attribute 'best_estimator_'</text:p>
          </table:table-cell>
          <table:table-cell table:style-name="ce15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ThresholdCV' object has no attribute 'best_estimator_'</text:p>
          </table:table-cell>
          <table:table-cell table:style-name="ce21" office:value-type="string" calcext:value-type="string">
            <text:p>'GridSearchThresholdCV' object has no attribute 'best_estimator_'</text:p>
          </table:table-cell>
          <table:table-cell table:style-name="ce15" office:value-type="string" calcext:value-type="string">
            <text:p>LogisticRegression(C=0.01, max_iter=10000, tol=1e-06)</text:p>
          </table:table-cell>
          <table:table-cell table:style-name="ce18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style-name="ce18" office:value-type="string" calcext:value-type="string">
            <text:p>LogisticRegression(max_iter=10000, tol=1e-06)</text:p>
          </table:table-cell>
          <table:table-cell table:style-name="ce21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style-name="ce15" office:value-type="string" calcext:value-type="string">
            <text:p>LogisticRegression(C=0.01, max_iter=10000, tol=1e-06)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string" calcext:value-type="string">
            <text:p>LogisticRegression(C=0.01, max_iter=10000, tol=1e-06)</text:p>
          </table:table-cell>
          <table:table-cell table:style-name="ce21" office:value-type="string" calcext:value-type="string">
            <text:p>LogisticRegression(C=0.01, fit_intercept=False, max_iter=10000, solver='lbfgs',</text:p>
            <text:p>                   tol=1e-06)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score_</text:p>
          </table:table-cell>
          <table:table-cell table:style-name="ce15" office:value-type="string" calcext:value-type="string">
            <text:p>'GridSearchCV' object has no attribute 'best_score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GridSearchThresholdCV' object has no attribute 'best_score_'</text:p>
          </table:table-cell>
          <table:table-cell table:style-name="ce21" office:value-type="string" calcext:value-type="string">
            <text:p>'GridSearchThresholdCV' object has no attribute 'best_score_'</text:p>
          </table:table-cell>
          <table:table-cell table:style-name="ce15" office:value-type="string" calcext:value-type="string">
            <text:p>'GridSearchCV' object has no attribute 'best_score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GridSearchThresholdCV' object has no attribute 'best_score_'</text:p>
          </table:table-cell>
          <table:table-cell table:style-name="ce21" office:value-type="string" calcext:value-type="string">
            <text:p>'GridSearchThresholdCV' object has no attribute 'best_score_'</text:p>
          </table:table-cell>
          <table:table-cell table:style-name="ce15" office:value-type="string" calcext:value-type="string">
            <text:p>'GridSearchCV' object has no attribute 'best_score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GridSearchThresholdCV' object has no attribute 'best_score_'</text:p>
          </table:table-cell>
          <table:table-cell table:style-name="ce21" office:value-type="string" calcext:value-type="string">
            <text:p>'GridSearchThresholdCV' object has no attribute 'best_score_'</text:p>
          </table:table-cell>
          <table:table-cell table:style-name="ce15" office:value-type="string" calcext:value-type="string">
            <text:p>'GridSearchCV' object has no attribute 'best_score_'</text:p>
          </table:table-cell>
          <table:table-cell table:style-name="ce18" office:value-type="string" calcext:value-type="string">
            <text:p>'best_score_' is not a valid attribute with 'refit=False'.</text:p>
          </table:table-cell>
          <table:table-cell table:style-name="ce18" office:value-type="string" calcext:value-type="string">
            <text:p>'GridSearchThresholdCV' object has no attribute 'best_score_'</text:p>
          </table:table-cell>
          <table:table-cell table:style-name="ce21" office:value-type="string" calcext:value-type="string">
            <text:p>'GridSearchThresholdCV' object has no attribute 'best_score_'</text:p>
          </table:table-cell>
          <table:table-cell table:style-name="ce15" office:value-type="float" office:value="0.841428571428571" calcext:value-type="float">
            <text:p>0.841428571428571</text:p>
          </table:table-cell>
          <table:table-cell table:style-name="ce18" office:value-type="float" office:value="0.864468864468864" calcext:value-type="float">
            <text:p>0.864468864468864</text:p>
          </table:table-cell>
          <table:table-cell table:style-name="ce18" office:value-type="float" office:value="0.889047619047619" calcext:value-type="float">
            <text:p>0.889047619047619</text:p>
          </table:table-cell>
          <table:table-cell table:style-name="ce21" office:value-type="float" office:value="0.871666666666667" calcext:value-type="float">
            <text:p>0.871666666666667</text:p>
          </table:table-cell>
          <table:table-cell table:style-name="ce15" office:value-type="string" calcext:value-type="string">
            <text:p>'GridSearchCV' object has no attribute 'best_score_'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string" calcext:value-type="string">
            <text:p>'GridSearchThresholdCV' object has no attribute 'best_score_'</text:p>
          </table:table-cell>
          <table:table-cell table:style-name="ce21" office:value-type="string" calcext:value-type="string">
            <text:p>'GridSearchThresholdCV' object has no attribute 'best_score_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params_</text:p>
          </table:table-cell>
          <table:table-cell table:style-name="ce15" office:value-type="string" calcext:value-type="string">
            <text:p>'GridSearchCV' object has no attribute 'best_params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GridSearchThresholdCV' object has no attribute 'best_params_'</text:p>
          </table:table-cell>
          <table:table-cell table:style-name="ce21" office:value-type="string" calcext:value-type="string">
            <text:p>'GridSearchThresholdCV' object has no attribute 'best_params_'</text:p>
          </table:table-cell>
          <table:table-cell table:style-name="ce15" office:value-type="string" calcext:value-type="string">
            <text:p>'GridSearchCV' object has no attribute 'best_params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GridSearchThresholdCV' object has no attribute 'best_params_'</text:p>
          </table:table-cell>
          <table:table-cell table:style-name="ce21" office:value-type="string" calcext:value-type="string">
            <text:p>'GridSearchThresholdCV' object has no attribute 'best_params_'</text:p>
          </table:table-cell>
          <table:table-cell table:style-name="ce15" office:value-type="string" calcext:value-type="string">
            <text:p>'GridSearchCV' object has no attribute 'best_params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GridSearchThresholdCV' object has no attribute 'best_params_'</text:p>
          </table:table-cell>
          <table:table-cell table:style-name="ce21" office:value-type="string" calcext:value-type="string">
            <text:p>'GridSearchThresholdCV' object has no attribute 'best_params_'</text:p>
          </table:table-cell>
          <table:table-cell table:style-name="ce15" office:value-type="string" calcext:value-type="string">
            <text:p>'GridSearchCV' object has no attribute 'best_params_'</text:p>
          </table:table-cell>
          <table:table-cell table:style-name="ce18" office:value-type="string" calcext:value-type="string">
            <text:p>'best_params_' is not a valid attribute with 'refit=False'.</text:p>
          </table:table-cell>
          <table:table-cell table:style-name="ce18" office:value-type="string" calcext:value-type="string">
            <text:p>'GridSearchThresholdCV' object has no attribute 'best_params_'</text:p>
          </table:table-cell>
          <table:table-cell table:style-name="ce21" office:value-type="string" calcext:value-type="string">
            <text:p>'GridSearchThresholdCV' object has no attribute 'best_params_'</text:p>
          </table:table-cell>
          <table:table-cell table:style-name="ce15" office:value-type="string" calcext:value-type="string">
            <text:p>{'C': 0.01}</text:p>
          </table:table-cell>
          <table:table-cell table:style-name="ce18" office:value-type="string" calcext:value-type="string">
            <text:p>{'C': 0.01}</text:p>
          </table:table-cell>
          <table:table-cell table:style-name="ce18" office:value-type="string" calcext:value-type="string">
            <text:p>{'C': 1.0}</text:p>
          </table:table-cell>
          <table:table-cell table:style-name="ce21" office:value-type="string" calcext:value-type="string">
            <text:p>{'C': 0.01}</text:p>
          </table:table-cell>
          <table:table-cell table:style-name="ce15" office:value-type="string" calcext:value-type="string">
            <text:p>{'C': 0.01}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string" calcext:value-type="string">
            <text:p>{'C': 0.01}</text:p>
          </table:table-cell>
          <table:table-cell table:style-name="ce21" office:value-type="string" calcext:value-type="string">
            <text:p>{'C': 0.01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st_index_</text:p>
          </table:table-cell>
          <table:table-cell table:style-name="ce15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ThresholdCV' object has no attribute 'best_index_'</text:p>
          </table:table-cell>
          <table:table-cell table:style-name="ce21" office:value-type="string" calcext:value-type="string">
            <text:p>'GridSearchThresholdCV' object has no attribute 'best_index_'</text:p>
          </table:table-cell>
          <table:table-cell table:style-name="ce15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ThresholdCV' object has no attribute 'best_index_'</text:p>
          </table:table-cell>
          <table:table-cell table:style-name="ce21" office:value-type="string" calcext:value-type="string">
            <text:p>'GridSearchThresholdCV' object has no attribute 'best_index_'</text:p>
          </table:table-cell>
          <table:table-cell table:style-name="ce15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ThresholdCV' object has no attribute 'best_index_'</text:p>
          </table:table-cell>
          <table:table-cell table:style-name="ce21" office:value-type="string" calcext:value-type="string">
            <text:p>'GridSearchThresholdCV' object has no attribute 'best_index_'</text:p>
          </table:table-cell>
          <table:table-cell table:style-name="ce15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CV' object has no attribute 'best_index_'</text:p>
          </table:table-cell>
          <table:table-cell table:style-name="ce18" office:value-type="string" calcext:value-type="string">
            <text:p>'GridSearchThresholdCV' object has no attribute 'best_index_'</text:p>
          </table:table-cell>
          <table:table-cell table:style-name="ce21" office:value-type="string" calcext:value-type="string">
            <text:p>'GridSearchThresholdCV' object has no attribute 'best_index_'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r_</text:p>
          </table:table-cell>
          <table:table-cell table:style-name="ce15" office:value-type="string" calcext:value-type="string">
            <text:p>'GridSearchCV' object has no attribute 'scorer_'</text:p>
          </table:table-cell>
          <table:table-cell table:style-name="ce18" office:value-type="string" calcext:value-type="string">
            <text:p>'GridSearchCV' object has no attribute 'scorer_'</text:p>
          </table:table-cell>
          <table:table-cell table:style-name="ce18" office:value-type="string" calcext:value-type="string">
            <text:p>'GridSearchThresholdCV' object has no attribute 'scorer_'</text:p>
          </table:table-cell>
          <table:table-cell table:style-name="ce21" office:value-type="string" calcext:value-type="string">
            <text:p>'GridSearchThresholdCV' object has no attribute 'scorer_'</text:p>
          </table:table-cell>
          <table:table-cell table:style-name="ce15" office:value-type="string" calcext:value-type="string">
            <text:p>'GridSearchCV' object has no attribute 'scorer_'</text:p>
          </table:table-cell>
          <table:table-cell table:style-name="ce18" office:value-type="string" calcext:value-type="string">
            <text:p>'GridSearchCV' object has no attribute 'scorer_'</text:p>
          </table:table-cell>
          <table:table-cell table:style-name="ce18" office:value-type="string" calcext:value-type="string">
            <text:p>'GridSearchThresholdCV' object has no attribute 'scorer_'</text:p>
          </table:table-cell>
          <table:table-cell table:style-name="ce21" office:value-type="string" calcext:value-type="string">
            <text:p>'GridSearchThresholdCV' object has no attribute 'scorer_'</text:p>
          </table:table-cell>
          <table:table-cell table:style-name="ce15" office:value-type="string" calcext:value-type="string">
            <text:p>'GridSearchCV' object has no attribute 'scorer_'</text:p>
          </table:table-cell>
          <table:table-cell table:style-name="ce18" office:value-type="string" calcext:value-type="string">
            <text:p>'GridSearchCV' object has no attribute 'scorer_'</text:p>
          </table:table-cell>
          <table:table-cell table:style-name="ce18" office:value-type="string" calcext:value-type="string">
            <text:p>'GridSearchThresholdCV' object has no attribute 'scorer_'</text:p>
          </table:table-cell>
          <table:table-cell table:style-name="ce21" office:value-type="string" calcext:value-type="string">
            <text:p>'GridSearchThresholdCV' object has no attribute 'scorer_'</text:p>
          </table:table-cell>
          <table:table-cell table:style-name="ce15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18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18" office:value-type="string" calcext:value-type="string">
            <text:p>{'accuracy': &lt;function accuracy_score at 0x7fdd4c685e40&gt;, 'balanced_accuracy': &lt;function balanced_accuracy_score at 0x7fdd4c6871a0&gt;}</text:p>
          </table:table-cell>
          <table:table-cell table:style-name="ce21" office:value-type="string" calcext:value-type="string">
            <text:p>{'accuracy': &lt;function accuracy_score at 0x7fdd4c685e40&gt;, 'balanced_accuracy': &lt;function balanced_accuracy_score at 0x7fdd4c6871a0&gt;}</text:p>
          </table:table-cell>
          <table:table-cell table:style-name="ce15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18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18" office:value-type="string" calcext:value-type="string">
            <text:p>{'accuracy': &lt;function accuracy_score at 0x7fdd4c685e40&gt;, 'balanced_accuracy': &lt;function balanced_accuracy_score at 0x7fdd4c6871a0&gt;}</text:p>
          </table:table-cell>
          <table:table-cell table:style-name="ce21" office:value-type="string" calcext:value-type="string">
            <text:p>{'accuracy': &lt;function accuracy_score at 0x7fdd4c685e40&gt;, 'balanced_accuracy': &lt;function balanced_accuracy_score at 0x7fdd4c6871a0&gt;}</text:p>
          </table:table-cell>
          <table:table-cell table:style-name="ce15" office:value-type="string" calcext:value-type="string">
            <text:p>{'accuracy': make_scorer(accuracy_score, response_method='predict'), 'balanced_accuracy': make_scorer(balanced_accuracy_score, response_method='predict')}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string" calcext:value-type="string">
            <text:p>{'accuracy': &lt;function accuracy_score at 0x7fdd4c685e40&gt;, 'balanced_accuracy': &lt;function balanced_accuracy_score at 0x7fdd4c6871a0&gt;}</text:p>
          </table:table-cell>
          <table:table-cell table:style-name="ce21" office:value-type="string" calcext:value-type="string">
            <text:p>{'accuracy': &lt;function accuracy_score at 0x7fdd4c685e40&gt;, 'balanced_accuracy': &lt;function balanced_accuracy_score at 0x7fdd4c6871a0&gt;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splits_</text:p>
          </table:table-cell>
          <table:table-cell table:style-name="ce15" office:value-type="string" calcext:value-type="string">
            <text:p>'GridSearchCV' object has no attribute 'n_splits_'</text:p>
          </table:table-cell>
          <table:table-cell table:style-name="ce18" office:value-type="string" calcext:value-type="string">
            <text:p>'GridSearchCV' object has no attribute 'n_splits_'</text:p>
          </table:table-cell>
          <table:table-cell table:style-name="ce18" office:value-type="string" calcext:value-type="string">
            <text:p>'GridSearchThresholdCV' object has no attribute 'n_splits_'</text:p>
          </table:table-cell>
          <table:table-cell table:style-name="ce21" office:value-type="string" calcext:value-type="string">
            <text:p>'GridSearchThresholdCV' object has no attribute 'n_splits_'</text:p>
          </table:table-cell>
          <table:table-cell table:style-name="ce15" office:value-type="string" calcext:value-type="string">
            <text:p>'GridSearchCV' object has no attribute 'n_splits_'</text:p>
          </table:table-cell>
          <table:table-cell table:style-name="ce18" office:value-type="string" calcext:value-type="string">
            <text:p>'GridSearchCV' object has no attribute 'n_splits_'</text:p>
          </table:table-cell>
          <table:table-cell table:style-name="ce18" office:value-type="string" calcext:value-type="string">
            <text:p>'GridSearchThresholdCV' object has no attribute 'n_splits_'</text:p>
          </table:table-cell>
          <table:table-cell table:style-name="ce21" office:value-type="string" calcext:value-type="string">
            <text:p>'GridSearchThresholdCV' object has no attribute 'n_splits_'</text:p>
          </table:table-cell>
          <table:table-cell table:style-name="ce15" office:value-type="string" calcext:value-type="string">
            <text:p>'GridSearchCV' object has no attribute 'n_splits_'</text:p>
          </table:table-cell>
          <table:table-cell table:style-name="ce18" office:value-type="string" calcext:value-type="string">
            <text:p>'GridSearchCV' object has no attribute 'n_splits_'</text:p>
          </table:table-cell>
          <table:table-cell table:style-name="ce18" office:value-type="string" calcext:value-type="string">
            <text:p>'GridSearchThresholdCV' object has no attribute 'n_splits_'</text:p>
          </table:table-cell>
          <table:table-cell table:style-name="ce21" office:value-type="string" calcext:value-type="string">
            <text:p>'GridSearchThresholdCV' object has no attribute 'n_splits_'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fit_time_</text:p>
          </table:table-cell>
          <table:table-cell table:style-name="ce15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ThresholdCV' object has no attribute 'refit_time_'</text:p>
          </table:table-cell>
          <table:table-cell table:style-name="ce21" office:value-type="string" calcext:value-type="string">
            <text:p>'GridSearchThresholdCV' object has no attribute 'refit_time_'</text:p>
          </table:table-cell>
          <table:table-cell table:style-name="ce15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ThresholdCV' object has no attribute 'refit_time_'</text:p>
          </table:table-cell>
          <table:table-cell table:style-name="ce21" office:value-type="string" calcext:value-type="string">
            <text:p>'GridSearchThresholdCV' object has no attribute 'refit_time_'</text:p>
          </table:table-cell>
          <table:table-cell table:style-name="ce15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ThresholdCV' object has no attribute 'refit_time_'</text:p>
          </table:table-cell>
          <table:table-cell table:style-name="ce21" office:value-type="string" calcext:value-type="string">
            <text:p>'GridSearchThresholdCV' object has no attribute 'refit_time_'</text:p>
          </table:table-cell>
          <table:table-cell table:style-name="ce15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CV' object has no attribute 'refit_time_'</text:p>
          </table:table-cell>
          <table:table-cell table:style-name="ce18" office:value-type="string" calcext:value-type="string">
            <text:p>'GridSearchThresholdCV' object has no attribute 'refit_time_'</text:p>
          </table:table-cell>
          <table:table-cell table:style-name="ce21" office:value-type="string" calcext:value-type="string">
            <text:p>'GridSearchThresholdCV' object has no attribute 'refit_time_'</text:p>
          </table:table-cell>
          <table:table-cell table:style-name="ce15" office:value-type="float" office:value="0.00539135932922363" calcext:value-type="float">
            <text:p>0.00539135932922363</text:p>
          </table:table-cell>
          <table:table-cell table:style-name="ce18" office:value-type="string" calcext:value-type="string">
            <text:p>'GridSearchCV' object has no attribute 'refit_time_'</text:p>
          </table:table-cell>
          <table:table-cell table:style-name="ce18" office:value-type="float" office:value="0.00791729101911187" calcext:value-type="float">
            <text:p>0.00791729101911187</text:p>
          </table:table-cell>
          <table:table-cell table:style-name="ce21" office:value-type="float" office:value="1.12596125598066" calcext:value-type="float">
            <text:p>1.12596125598066</text:p>
          </table:table-cell>
          <table:table-cell table:style-name="ce15" office:value-type="float" office:value="0.00554203987121582" calcext:value-type="float">
            <text:p>0.00554203987121582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float" office:value="0.00866104598389939" calcext:value-type="float">
            <text:p>0.00866104598389939</text:p>
          </table:table-cell>
          <table:table-cell table:style-name="ce21" office:value-type="float" office:value="1.2822699379758" calcext:value-type="float">
            <text:p>1.282269937975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metric_</text:p>
          </table:table-cell>
          <table:table-cell table:style-name="ce15" office:value-type="string" calcext:value-type="string">
            <text:p>'GridSearchCV' object has no attribute 'multimetric_'</text:p>
          </table:table-cell>
          <table:table-cell table:style-name="ce18" office:value-type="string" calcext:value-type="string">
            <text:p>'GridSearchCV' object has no attribute 'multimetric_'</text:p>
          </table:table-cell>
          <table:table-cell table:style-name="ce18" office:value-type="string" calcext:value-type="string">
            <text:p>'GridSearchThresholdCV' object has no attribute 'multimetric_'</text:p>
          </table:table-cell>
          <table:table-cell table:style-name="ce21" office:value-type="string" calcext:value-type="string">
            <text:p>'GridSearchThresholdCV' object has no attribute 'multimetric_'</text:p>
          </table:table-cell>
          <table:table-cell table:style-name="ce15" office:value-type="string" calcext:value-type="string">
            <text:p>'GridSearchCV' object has no attribute 'multimetric_'</text:p>
          </table:table-cell>
          <table:table-cell table:style-name="ce18" office:value-type="string" calcext:value-type="string">
            <text:p>'GridSearchCV' object has no attribute 'multimetric_'</text:p>
          </table:table-cell>
          <table:table-cell table:style-name="ce18" office:value-type="string" calcext:value-type="string">
            <text:p>'GridSearchThresholdCV' object has no attribute 'multimetric_'</text:p>
          </table:table-cell>
          <table:table-cell table:style-name="ce21" office:value-type="string" calcext:value-type="string">
            <text:p>'GridSearchThresholdCV' object has no attribute 'multimetric_'</text:p>
          </table:table-cell>
          <table:table-cell table:style-name="ce15" office:value-type="string" calcext:value-type="string">
            <text:p>'GridSearchCV' object has no attribute 'multimetric_'</text:p>
          </table:table-cell>
          <table:table-cell table:style-name="ce18" office:value-type="string" calcext:value-type="string">
            <text:p>'GridSearchCV' object has no attribute 'multimetric_'</text:p>
          </table:table-cell>
          <table:table-cell table:style-name="ce18" office:value-type="string" calcext:value-type="string">
            <text:p>'GridSearchThresholdCV' object has no attribute 'multimetric_'</text:p>
          </table:table-cell>
          <table:table-cell table:style-name="ce21" office:value-type="string" calcext:value-type="string">
            <text:p>'GridSearchThresholdCV' object has no attribute 'multimetric_'</text:p>
          </table:table-cell>
          <table:table-cell table:style-name="ce23" office:value-type="string" calcext:value-type="string">
            <text:p>True</text:p>
          </table:table-cell>
          <table:table-cell table:number-columns-repeated="2" table:style-name="ce24" office:value-type="string" calcext:value-type="string">
            <text:p>True</text:p>
          </table:table-cell>
          <table:table-cell table:style-name="ce25" office:value-type="string" calcext:value-type="string">
            <text:p>True</text:p>
          </table:table-cell>
          <table:table-cell table:style-name="ce23" office:value-type="string" calcext:value-type="string">
            <text:p>True</text:p>
          </table:table-cell>
          <table:table-cell table:number-columns-repeated="2" table:style-name="ce24" office:value-type="string" calcext:value-type="string">
            <text:p>True</text:p>
          </table:table-cell>
          <table:table-cell table:style-name="ce25" office:value-type="string" calcext:value-type="string">
            <text:p>True</text:p>
          </table:table-cell>
          <table:table-cell table:style-name="ce23" office:value-type="string" calcext:value-type="string">
            <text:p>True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24" office:value-type="string" calcext:value-type="string">
            <text:p>True</text:p>
          </table:table-cell>
          <table:table-cell table:style-name="ce25" office:value-type="string" calcext:value-type="string">
            <text:p>Tru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asses_</text:p>
          </table:table-cell>
          <table:table-cell table:style-name="ce15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18" office:value-type="string" calcext:value-type="string">
            <text:p>This GridSearchCV instance was initialized with refit=False. classes_ is available only after refitting on the best parameters.</text:p>
          </table:table-cell>
          <table:table-cell table:style-name="ce18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21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15" office:value-type="string" calcext:value-type="string">
            <text:p>'LogisticRegression' object has no attribute 'classes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LogisticRegression' object has no attribute 'classes_'</text:p>
          </table:table-cell>
          <table:table-cell table:style-name="ce21" office:value-type="string" calcext:value-type="string">
            <text:p>'LogisticRegression' object has no attribute 'classes_'</text:p>
          </table:table-cell>
          <table:table-cell table:style-name="ce15" office:value-type="string" calcext:value-type="string">
            <text:p>'LogisticRegression' object has no attribute 'classes_'</text:p>
          </table:table-cell>
          <table:table-cell table:style-name="ce18" office:value-type="string" calcext:value-type="string">
            <text:p>This GridSearchCV instance is not fitted yet. Call 'fit' with appropriate arguments before using this estimator.</text:p>
          </table:table-cell>
          <table:table-cell table:style-name="ce18" office:value-type="string" calcext:value-type="string">
            <text:p>'LogisticRegression' object has no attribute 'classes_'</text:p>
          </table:table-cell>
          <table:table-cell table:style-name="ce21" office:value-type="string" calcext:value-type="string">
            <text:p>'LogisticRegression' object has no attribute 'classes_'</text:p>
          </table:table-cell>
          <table:table-cell table:style-name="ce15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18" office:value-type="string" calcext:value-type="string">
            <text:p>This GridSearchCV instance was initialized with refit=False. classes_ is available only after refitting on the best parameters.</text:p>
          </table:table-cell>
          <table:table-cell table:style-name="ce18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21" office:value-type="string" calcext:value-type="string">
            <text:p>This GridSearchCV instance was initialized with `refit=False`. classes_ is available only after refitting on the best parameters. You can refit an estimator manually using the `best_params_` attribute</text:p>
          </table:table-cell>
          <table:table-cell table:style-name="ce15" office:value-type="string" calcext:value-type="string">
            <text:p>[0 1]</text:p>
          </table:table-cell>
          <table:table-cell table:style-name="ce18" office:value-type="string" calcext:value-type="string">
            <text:p>'LogisticRegression' object has no attribute 'classes_'</text:p>
          </table:table-cell>
          <table:table-cell table:style-name="ce18" office:value-type="string" calcext:value-type="string">
            <text:p>[0 1]</text:p>
          </table:table-cell>
          <table:table-cell table:style-name="ce21" office:value-type="string" calcext:value-type="string">
            <text:p>[0 1]</text:p>
          </table:table-cell>
          <table:table-cell table:style-name="ce15" office:value-type="string" calcext:value-type="string">
            <text:p>[0 1]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string" calcext:value-type="string">
            <text:p>[0 1]</text:p>
          </table:table-cell>
          <table:table-cell table:style-name="ce21" office:value-type="string" calcext:value-type="string">
            <text:p>[0 1]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_features_in_</text:p>
          </table:table-cell>
          <table:table-cell table:style-name="ce15" office:value-type="string" calcext:value-type="string">
            <text:p>GridSearchCV object has no n_features_in_ attribute.</text:p>
          </table:table-cell>
          <table:table-cell table:style-name="ce18" office:value-type="string" calcext:value-type="string">
            <text:p>'GridSearchCV' object has no attribute 'n_features_in_'</text:p>
          </table:table-cell>
          <table:table-cell table:style-name="ce18" office:value-type="string" calcext:value-type="string">
            <text:p>GridSearchThresholdCV object has no n_features_in_ attribute.</text:p>
          </table:table-cell>
          <table:table-cell table:style-name="ce21" office:value-type="string" calcext:value-type="string">
            <text:p>GridSearchThresholdCV object has no n_features_in_ attribute.</text:p>
          </table:table-cell>
          <table:table-cell table:style-name="ce15" office:value-type="string" calcext:value-type="string">
            <text:p>GridSearchCV object has no n_features_in_ attribute.</text:p>
          </table:table-cell>
          <table:table-cell table:style-name="ce18" office:value-type="string" calcext:value-type="string">
            <text:p>'GridSearchCV' object has no attribute 'n_features_in_'</text:p>
          </table:table-cell>
          <table:table-cell table:style-name="ce18" office:value-type="string" calcext:value-type="string">
            <text:p>GridSearchThresholdCV object has no n_features_in_ attribute.</text:p>
          </table:table-cell>
          <table:table-cell table:style-name="ce21" office:value-type="string" calcext:value-type="string">
            <text:p>GridSearchThresholdCV object has no n_features_in_ attribute.</text:p>
          </table:table-cell>
          <table:table-cell table:style-name="ce15" office:value-type="string" calcext:value-type="string">
            <text:p>GridSearchCV object has no n_features_in_ attribute.</text:p>
          </table:table-cell>
          <table:table-cell table:style-name="ce18" office:value-type="string" calcext:value-type="string">
            <text:p>'GridSearchCV' object has no attribute 'n_features_in_'</text:p>
          </table:table-cell>
          <table:table-cell table:style-name="ce18" office:value-type="string" calcext:value-type="string">
            <text:p>GridSearchThresholdCV object has no n_features_in_ attribute.</text:p>
          </table:table-cell>
          <table:table-cell table:style-name="ce21" office:value-type="string" calcext:value-type="string">
            <text:p>GridSearchThresholdCV object has no n_features_in_ attribute.</text:p>
          </table:table-cell>
          <table:table-cell table:style-name="ce15" office:value-type="string" calcext:value-type="string">
            <text:p>'GridSearchCV' object has no attribute 'best_estimator_'</text:p>
          </table:table-cell>
          <table:table-cell table:style-name="ce18" office:value-type="string" calcext:value-type="string">
            <text:p>'GridSearchCV' object has no attribute 'n_features_in_'</text:p>
          </table:table-cell>
          <table:table-cell table:style-name="ce18" office:value-type="string" calcext:value-type="string">
            <text:p>'GridSearchThresholdCV' object has no attribute 'best_estimator_'</text:p>
          </table:table-cell>
          <table:table-cell table:style-name="ce21" office:value-type="string" calcext:value-type="string">
            <text:p>'GridSearchThresholdCV' object has no attribute '_n_features_in_'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'GridSearchCV' object has no attribute 'n_features_in_'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dask cannot take callable for refit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ature_names_in_</text:p>
          </table:table-cell>
          <table:table-cell table:style-name="ce16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ThresholdCV' object has no attribute 'feature_names_in_'</text:p>
          </table:table-cell>
          <table:table-cell table:style-name="ce22" office:value-type="string" calcext:value-type="string">
            <text:p>'GridSearchThresholdCV' object has no attribute 'feature_names_in_'</text:p>
          </table:table-cell>
          <table:table-cell table:style-name="ce16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ThresholdCV' object has no attribute 'feature_names_in_'</text:p>
          </table:table-cell>
          <table:table-cell table:style-name="ce22" office:value-type="string" calcext:value-type="string">
            <text:p>'GridSearchThresholdCV' object has no attribute 'feature_names_in_'</text:p>
          </table:table-cell>
          <table:table-cell table:style-name="ce16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ThresholdCV' object has no attribute 'feature_names_in_'</text:p>
          </table:table-cell>
          <table:table-cell table:style-name="ce22" office:value-type="string" calcext:value-type="string">
            <text:p>'GridSearchThresholdCV' object has no attribute 'feature_names_in_'</text:p>
          </table:table-cell>
          <table:table-cell table:style-name="ce16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ThresholdCV' object has no attribute 'feature_names_in_'</text:p>
          </table:table-cell>
          <table:table-cell table:style-name="ce22" office:value-type="string" calcext:value-type="string">
            <text:p>'GridSearchThresholdCV' object has no attribute 'feature_names_in_'</text:p>
          </table:table-cell>
          <table:table-cell table:style-name="ce16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'GridSearchThresholdCV' object has no attribute 'feature_names_in_'</text:p>
          </table:table-cell>
          <table:table-cell table:style-name="ce22" office:value-type="string" calcext:value-type="string">
            <text:p>'GridSearchThresholdCV' object has no attribute 'feature_names_in_'</text:p>
          </table:table-cell>
          <table:table-cell table:style-name="ce16" office:value-type="string" calcext:value-type="string">
            <text:p>'GridSearchCV' object has no attribute 'feature_names_in_'</text:p>
          </table:table-cell>
          <table:table-cell table:style-name="ce19" office:value-type="string" calcext:value-type="string">
            <text:p>dask cannot take callable for refit</text:p>
          </table:table-cell>
          <table:table-cell table:style-name="ce19" office:value-type="string" calcext:value-type="string">
            <text:p>'GridSearchThresholdCV' object has no attribute 'feature_names_in_'</text:p>
          </table:table-cell>
          <table:table-cell table:style-name="ce22" office:value-type="string" calcext:value-type="string">
            <text:p>'GridSearchThresholdCV' object has no attribute 'feature_names_in_'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4:37:15.634039179</dc:date>
    <meta:editing-duration>PT13M59S</meta:editing-duration>
    <meta:editing-cycles>8</meta:editing-cycles>
    <meta:generator>LibreOffice/7.3.7.2$Linux_X86_64 LibreOffice_project/30$Build-2</meta:generator>
    <meta:document-statistic meta:table-count="1" meta:cell-count="324" meta:object-count="0"/>
  </office:meta>
</office:document-meta>
</file>